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0" style:family="paragraph">
      <style:text-properties fo:color="#ff0000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  <style:text-properties fo:font-size="55pt" style:font-size-asian="55pt" style:font-size-complex="55pt"/>
    </style:style>
    <style:style style:name="P15" style:family="paragraph">
      <style:paragraph-properties style:text-autospace="none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style:text-autospace="none"/>
      <style:text-properties fo:font-size="40pt" style:font-size-asian="40pt" style:font-size-complex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35pt" style:font-size-asian="35pt" style:font-size-complex="35pt"/>
    </style:style>
    <style:style style:name="P21" style:family="paragraph">
      <style:text-properties fo:font-size="50pt"/>
    </style:style>
    <style:style style:name="P22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ff" fo:font-size="40pt" style:font-size-asian="40pt" style:font-size-complex="40pt"/>
    </style:style>
    <style:style style:name="T27" style:family="text">
      <style:text-properties fo:color="#ff0000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1" draw:text-style-name="P1" draw:layer="layout" svg:width="10cm" svg:height="10cm" svg:x="2.6cm" svg:y="3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10cm" svg:height="15cm" svg:x="8.8cm" svg:y="3cm">
          <draw:image xlink:href="../iPodSettings/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4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4" draw:text-style-name="P10" draw:layer="layout" svg:width="22.4cm" svg:height="2.22cm" svg:x="-0.057cm" svg:y="2.389cm">
          <draw:text-box>
            <text:p text:style-name="P1"><text:span text:style-name="T9">WRONG !</text:span></text:p>
          </draw:text-box>
        </draw:frame>
        <draw:line draw:style-name="gr5" draw:text-style-name="P1" draw:layer="layout" svg:x1="0.204cm" svg:y1="5.796cm" svg:x2="22.404cm" svg:y2="17.196cm">
          <text:p/>
        </draw:line>
        <draw:line draw:style-name="gr5" draw:text-style-name="P1" draw:layer="layout" svg:x1="0.6cm" svg:y1="17.6cm" svg:x2="21.2cm" svg:y2="5.80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5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1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layer="layout" svg:width="23.8cm" svg:height="1.187cm" svg:x="3.4cm" svg:y="6.8cm">
          <draw:text-box>
            <text:p/>
          </draw:text-box>
        </draw:frame>
        <draw:frame draw:style-name="gr4" draw:text-style-name="P14" draw:layer="layout" svg:width="25.8cm" svg:height="8.923cm" svg:x="1.2cm" svg:y="6.4cm">
          <draw:text-box>
            <text:p text:style-name="P12"><text:span text:style-name="T13">Do not forget to set </text:span></text:p>
            <text:p text:style-name="P12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3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16" draw:layer="layout" svg:width="20.8cm" svg:height="10.241cm" svg:x="3.4cm" svg:y="6.959cm">
          <draw:text-box>
            <text:p text:style-name="P15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5"><text:span text:style-name="T16">FROM</text:span><text:span text:style-name="T17"> VisitsLog</text:span></text:p>
            <text:p text:style-name="P15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5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draw:line draw:style-name="gr5" draw:text-style-name="P1" draw:layer="layout" svg:x1="0.304cm" svg:y1="5.896cm" svg:x2="22.504cm" svg:y2="17.296cm">
          <text:p/>
        </draw:line>
        <draw:line draw:style-name="gr5" draw:text-style-name="P1" draw:layer="layout" svg:x1="22.6cm" svg:y1="6cm" svg:x2="0.4cm" svg:y2="17.2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draw:frame draw:style-name="gr1" draw:text-style-name="P1" draw:layer="layout" svg:width="20cm" svg:height="13.12cm" svg:x="4cm" svg:y="6.4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ObjcFormatDate('YYYY-ww', Date, 'en_US_POSIX'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18" draw:layer="layout" svg:width="27.2cm" svg:height="16.041cm" svg:x="0.553cm" svg:y="1.775cm">
          <draw:text-box>
            <text:p><text:span text:style-name="T25">int sqlite3_create_function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6">"ObjcFormatDate"</text:span><text:span text:style-name="T25">,</text:span></text:p>
            <text:p><text:span text:style-name="T25"><text:s text:c="6"/></text:span><text:span text:style-name="T26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void (*xFunc)(sqlite3_context*,int,sqlite3_value**)</text:span><text:span text:style-name="T25">,</text:span></text:p>
            <text:p><text:span text:style-name="T25"><text:s text:c="2"/></text:span><text:span text:style-name="T25">NULL, NULL // for aggregates</text:span></text:p>
            <text:p><text:span text:style-name="T25">);</text:span></text:p>
          </draw:text-box>
        </draw:frame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layer="layout" svg:width="23.6cm" svg:height="2.22cm" svg:x="2.48cm" svg:y="1.9cm">
          <draw:text-box>
            <text:p text:style-name="P1">Plan of attack</text:p>
          </draw:text-box>
        </draw:frame>
        <draw:frame draw:style-name="gr4" draw:layer="layout" svg:width="24cm" svg:height="2.22cm" svg:x="0.5cm" svg:y="6.38cm">
          <draw:text-box>
            <text:p>Convert C strings to NSString</text:p>
          </draw:text-box>
        </draw:frame>
        <draw:frame draw:style-name="gr4" draw:layer="layout" svg:width="26.8cm" svg:height="2.22cm" svg:x="0.48cm" svg:y="9.896cm">
          <draw:text-box>
            <text:p>Convert date string to NSDate</text:p>
          </draw:text-box>
        </draw:frame>
        <draw:frame draw:style-name="gr4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" draw:text-style-name="P19" draw:layer="layout" svg:width="18.6cm" svg:height="3.011cm" svg:x="4.6cm" svg:y="8.19cm">
          <draw:text-box>
            <text:p text:style-name="P1"><text:span text:style-name="T28">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8" draw:text-style-name="P19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1" draw:text-style-name="P1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1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4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4" draw:text-style-name="P20" draw:layer="layout" svg:width="8.6cm" svg:height="1.631cm" svg:x="19.025cm" svg:y="15.97cm">
          <draw:text-box>
            <text:p><text:span text:style-name="T29">10K records</text:span></text:p>
          </draw:text-box>
        </draw:frame>
        <draw:frame draw:style-name="gr4" draw:text-style-name="P20" draw:layer="layout" svg:width="24.175cm" svg:height="1.631cm" svg:x="5.4cm" svg:y="18cm">
          <draw:text-box>
            <text:p><text:span text:style-name="T29">Creating NSDateFormatter on-the-f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" draw:text-style-name="P1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" draw:text-style-name="P1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4" draw:text-style-name="P21" draw:layer="layout" svg:width="25cm" svg:height="2.22cm" svg:x="1.8cm" svg:y="1.2cm">
          <draw:text-box>
            <text:p><text:span text:style-name="T3">Same speed as </text:span><text:span text:style-name="T10">strftime</text:span></text:p>
          </draw:text-box>
        </draw:frame>
        <draw:frame draw:style-name="gr4" draw:text-style-name="P20" draw:layer="layout" svg:width="11cm" svg:height="1.631cm" svg:x="16.2cm" svg:y="18.4cm">
          <draw:text-box>
            <text:p><text:span text:style-name="T29">Same 10K records</text:span></text:p>
          </draw:text-box>
        </draw:frame>
        <draw:frame draw:style-name="gr4" draw:text-style-name="P20" draw:layer="layout" svg:width="16.8cm" svg:height="1.631cm" svg:x="11cm" svg:y="3.969cm">
          <draw:text-box>
            <text:p><text:span text:style-name="T29">Singletone NSDateFormat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1" draw:text-style-name="P1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1" draw:text-style-name="P1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4" draw:layer="layout" svg:width="25.4cm" svg:height="2.22cm" svg:x="1.6cm" svg:y="1.2cm">
          <draw:text-box>
            <text:p text:style-name="P1">Thread Safety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" draw:text-style-name="P1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1" draw:text-style-name="P1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4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22" draw:layer="layout" svg:width="25.199cm" svg:height="3.506cm" svg:x="1.303cm" svg:y="-0.001cm" presentation:class="title" presentation:user-transformed="true">
          <draw:text-box>
            <text:p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<text:a xlink:href="mailto:dodikk88.reg@gmail.com">dodikk88.reg@gmail.com</text:a>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1" draw:text-style-name="P1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21T00:53:17</dc:date>
    <meta:editing-duration>PT4H48M54S</meta:editing-duration>
    <meta:editing-cycles>107</meta:editing-cycles>
    <meta:generator>LibreOffice/3.5$MacOSX_x86 LibreOffice_project/7e68ba2-a744ebf-1f241b7-c506db1-7d53735</meta:generator>
    <meta:document-statistic meta:object-count="189"/>
  </office:meta>
</office:document-meta>
</file>